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100000072B383164163CE4362.png" manifest:media-type="image/png"/>
  <manifest:file-entry manifest:full-path="Pictures/100002000000007200000073C3BA9AB1D9B6DC5B.png" manifest:media-type="image/png"/>
  <manifest:file-entry manifest:full-path="Pictures/100002010000003D00000033BFD9DF868CA12B19.png" manifest:media-type="image/png"/>
  <manifest:file-entry manifest:full-path="Pictures/10000B39000006570000054EC8E4A834184CC118.svg" manifest:media-type="image/svg+xml"/>
  <manifest:file-entry manifest:full-path="Pictures/10000201000000790000005B51165C16374DFA4D.png" manifest:media-type="image/png"/>
  <manifest:file-entry manifest:full-path="Pictures/100002010000003D00000033245EBA4DF9246270.png" manifest:media-type="image/png"/>
  <manifest:file-entry manifest:full-path="Pictures/1000178E00000B0F00000B0FC09C0B3DCE0137C4.svg" manifest:media-type="image/svg+xml"/>
  <manifest:file-entry manifest:full-path="Pictures/10000201000000650000006541171A3CB9A14C81.png" manifest:media-type="image/png"/>
  <manifest:file-entry manifest:full-path="Pictures/10000A89000006570000054EBB22936F7FB9A460.svg" manifest:media-type="image/svg+xml"/>
  <manifest:file-entry manifest:full-path="Pictures/100002010000006B0000006BC27E1E3CD4BB56C7.png" manifest:media-type="image/png"/>
  <manifest:file-entry manifest:full-path="Pictures/10000201000002D7000002ED23314D6E1AE0DC3D.png" manifest:media-type="image/png"/>
  <manifest:file-entry manifest:full-path="Pictures/10000DC900000B0F00000B0F7BE6188A062434BE.svg" manifest:media-type="image/svg+xml"/>
  <manifest:file-entry manifest:full-path="Pictures/1000146C00000A7000000A70E064E4A457A22D1A.svg" manifest:media-type="image/svg+xml"/>
  <manifest:file-entry manifest:full-path="Pictures/100002010000006B0000006BDDE9B0BC41FE2814.png" manifest:media-type="image/png"/>
  <manifest:file-entry manifest:full-path="Pictures/1000141A00000A7000000A707CB459EF3F5BAF43.svg" manifest:media-type="image/svg+xml"/>
  <manifest:file-entry manifest:full-path="Pictures/100002010000006500000065FD1B8039CD76BC61.png" manifest:media-type="image/png"/>
  <manifest:file-entry manifest:full-path="Pictures/1000131900000A7000000A70D5A1BFC8EACB7C47.svg" manifest:media-type="image/svg+xml"/>
  <manifest:file-entry manifest:full-path="Pictures/100002010000006B0000006B1E32813F806F93EE.png" manifest:media-type="image/png"/>
  <manifest:file-entry manifest:full-path="Pictures/100002010000006B0000006B93CC90EB615137A4.png" manifest:media-type="image/png"/>
  <manifest:file-entry manifest:full-path="Pictures/2000003600000BBB00000BD0A18CFFA32D4C9B86.svm" manifest:media-type="image/x-svm"/>
  <manifest:file-entry manifest:full-path="Pictures/100003C300000B0F00000B0FCC51AE0330201439.svg" manifest:media-type="image/svg+xml"/>
  <manifest:file-entry manifest:full-path="Pictures/1000020100000065000000655365D762119EB9FB.png" manifest:media-type="image/png"/>
  <manifest:file-entry manifest:full-path="Pictures/1000042100000B0F00000B0FB132F1B118EFDC5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ffff" draw:marker-start-width="0.518cm" draw:marker-end-width="0.518cm" draw:fill="gradient" draw:fill-color="#990000" draw:fill-gradient-name="Night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fill="solid" draw:fill-color="#004586" draw:textarea-vertical-align="middle"/>
    </style:style>
    <style:style style:name="gr3" style:family="graphic" style:parent-style-name="standard">
      <style:graphic-properties svg:stroke-color="#808080" draw:fill-color="#000033" draw:textarea-vertical-align="middle"/>
    </style:style>
    <style:style style:name="gr4" style:family="graphic" style:parent-style-name="standard">
      <style:graphic-properties draw:fill-color="#000066" draw:textarea-vertical-align="middle"/>
    </style:style>
    <style:style style:name="gr5" style:family="graphic" style:parent-style-name="standard">
      <style:graphic-properties draw:fill-color="#000033" draw:textarea-vertical-align="middle"/>
    </style:style>
    <style:style style:name="gr6" style:family="graphic" style:parent-style-name="standard">
      <style:graphic-properties draw:fill="gradient" draw:fill-gradient-name="Sky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003366" draw:textarea-vertical-align="middle"/>
    </style:style>
    <style:style style:name="gr9" style:family="graphic" style:parent-style-name="standard">
      <style:graphic-properties draw:fill-color="#000033" draw:textarea-vertical-align="bottom"/>
    </style:style>
    <style:style style:name="gr10" style:family="graphic" style:parent-style-name="standard">
      <style:graphic-properties draw:fill="solid" draw:fill-color="#000033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stroke-linejoin="round" svg:stroke-linecap="round" draw:fill="solid" draw:fill-color="#000033" draw:textarea-vertical-align="middle" fo:padding-top="0.142cm" fo:padding-bottom="0.142cm" fo:padding-left="0.267cm" fo:padding-right="0.267cm"/>
    </style:style>
    <style:style style:name="gr1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no_20_tiene_20_relleno_20_o_20_lineas">
      <style:graphic-properties draw:stroke="none" svg:stroke-color="#666666" draw:fill="none" draw:fill-color="#9999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0000ff" draw:fill="solid" draw:fill-color="#0000ff" draw:textarea-horizontal-align="center" draw:textarea-vertical-align="middle"/>
    </style:style>
    <style:style style:name="gr15" style:family="graphic" style:parent-style-name="standard">
      <style:graphic-properties draw:fill="solid" draw:fill-color="#000033" draw:textarea-vertical-align="middle"/>
    </style:style>
    <style:style style:name="gr16" style:family="graphic" style:parent-style-name="standard">
      <style:graphic-properties svg:stroke-width="0.035cm" draw:marker-start-width="0.252cm" draw:marker-end-width="0.252cm" draw:stroke-linejoin="round" svg:stroke-linecap="round" draw:fill="solid" draw:fill-color="#000033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cc00" draw:fill-color="#00cc00" draw:textarea-horizontal-align="center" draw:textarea-vertical-align="middle"/>
    </style:style>
    <style:style style:name="gr18" style:family="graphic" style:parent-style-name="standard">
      <style:graphic-properties svg:stroke-color="#ffd320" draw:fill="solid" draw:fill-color="#ffd320" draw:textarea-horizontal-align="center" draw:textarea-vertical-align="middle"/>
    </style:style>
    <style:style style:name="gr19" style:family="graphic" style:parent-style-name="standard">
      <style:graphic-properties svg:stroke-color="#c5000b" draw:fill="solid" draw:fill-color="#c5000b" draw:textarea-horizontal-align="center" draw:textarea-vertical-align="middle"/>
    </style:style>
    <style:style style:name="gr20" style:family="graphic" style:parent-style-name="standard">
      <style:graphic-properties draw:fill-color="#003366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4.7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14.646cm"/>
    </style:style>
    <style:style style:name="gr23" style:family="graphic" style:parent-style-name="standard">
      <style:graphic-properties svg:stroke-color="#0000ff" draw:fill="solid" draw:fill-color="#000033" draw:textarea-vertical-align="middle"/>
    </style:style>
    <style:style style:name="gr24" style:family="graphic" style:parent-style-name="standard">
      <style:graphic-properties svg:stroke-width="0.035cm" svg:stroke-color="#0000ff" draw:marker-start-width="0.252cm" draw:marker-end-width="0.252cm" draw:stroke-linejoin="round" svg:stroke-linecap="round" draw:fill="solid" draw:fill-color="#000033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fill-color="#000033" draw:textarea-vertical-align="middle"/>
    </style:style>
    <style:style style:name="gr26" style:family="graphic" style:parent-style-name="standard">
      <style:graphic-properties svg:stroke-color="#ffcc00" draw:fill="gradient" draw:fill-color="#ff420e" draw:fill-gradient-name="Yellow_20_Gradient_20_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ff9900" draw:fill="gradient" draw:fill-color="#ff420e" draw:fill-gradient-name="Orange_20_Gradient_20_1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66ff00" draw:fill="gradient" draw:fill-color="#00cc00" draw:fill-gradient-name="Green_20_Gradient_20_2" draw:textarea-horizontal-align="center" draw:textarea-vertical-align="middle"/>
    </style:style>
    <style:style style:name="gr29" style:family="graphic" style:parent-style-name="standard">
      <style:graphic-properties svg:stroke-color="#ffd320" draw:fill="gradient" draw:fill-color="#ffd320" draw:fill-gradient-name="Square_20_yellow_2f_white" draw:textarea-horizontal-align="center" draw:textarea-vertical-align="middle"/>
    </style:style>
    <style:style style:name="gr30" style:family="graphic" style:parent-style-name="standard">
      <style:graphic-properties svg:stroke-width="0cm" svg:stroke-color="#c5000b" draw:marker-start-width="0.2cm" draw:marker-end-width="0.2cm" draw:fill="gradient" draw:fill-color="#c5000b" draw:fill-gradient-name="Red_20_Gradient_20_1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32" style:family="graphic" style:parent-style-name="standard">
      <style:graphic-properties draw:stroke="none" svg:stroke-color="#ff420e" draw:fill="none" draw:fill-color="#ffffff" draw:textarea-horizontal-align="left" draw:auto-grow-height="true" draw:auto-grow-width="true" fo:min-height="0.725cm" fo:min-width="1.865cm"/>
    </style:style>
    <style:style style:name="gr3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color="#808080" draw:fill="solid" draw:fill-color="#000033" draw:textarea-vertical-align="middle"/>
    </style:style>
    <style:style style:name="gr35" style:family="graphic" style:parent-style-name="standard">
      <style:graphic-properties svg:stroke-color="#808080" draw:fill="solid" draw:fill-color="#000066" draw:textarea-vertical-align="middle"/>
    </style:style>
    <style:style style:name="gr36" style:family="graphic" style:parent-style-name="standard">
      <style:graphic-properties draw:fill="gradient" draw:fill-gradient-name="Green_20_Gradient_20_2" draw:textarea-vertical-align="middle"/>
    </style:style>
    <style:style style:name="gr3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61cm"/>
    </style:style>
    <style:style style:name="gr39" style:family="graphic" style:parent-style-name="standard">
      <style:graphic-properties draw:textarea-vertical-align="botto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3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5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5cm"/>
    </style:style>
    <style:style style:name="P1" style:family="paragraph">
      <style:paragraph-properties fo:text-align="end"/>
    </style:style>
    <style:style style:name="P2" style:family="paragraph">
      <loext:graphic-properties draw:fill="gradient" draw:fill-color="#990000" draw:fill-gradient-name="Night"/>
      <style:paragraph-properties fo:text-align="end"/>
      <style:text-properties fo:color="#ffffff" style:font-name="Baskerville Old Face" fo:font-size="22pt" fo:letter-spacing="0.106cm" fo:font-style="normal" fo:text-shadow="1pt 1pt" style:text-underline-style="solid" style:text-underline-width="bold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3" style:family="paragraph">
      <loext:graphic-properties draw:fill="solid" draw:fill-color="#00458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33"/>
      <style:paragraph-properties fo:text-align="center"/>
      <style:text-properties fo:color="#ffffff" style:font-name="Baskerville Old Face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000066"/>
      <style:paragraph-properties fo:text-align="center"/>
      <style:text-properties fo:color="#ffffff" style:font-name="Baskerville Old Face" fo:font-weight="bold" style:font-weight-asian="bold" style:font-weight-complex="bold"/>
    </style:style>
    <style:style style:name="P7" style:family="paragraph">
      <loext:graphic-properties draw:fill-color="#000033"/>
      <style:paragraph-properties fo:text-align="center"/>
      <style:text-properties fo:color="#ffffff" style:font-name="Baskerville Old Face" fo:font-size="11pt" fo:letter-spacing="0.106cm" fo:font-weight="bold" style:font-size-asian="11pt" style:font-weight-asian="bold" style:font-size-complex="11pt" style:font-weight-complex="bold"/>
    </style:style>
    <style:style style:name="P8" style:family="paragraph">
      <loext:graphic-properties draw:fill="gradient" draw:fill-gradient-name="Sky"/>
      <style:paragraph-properties fo:text-align="center"/>
    </style:style>
    <style:style style:name="P9" style:family="paragraph">
      <loext:graphic-properties draw:fill="solid" draw:fill-color="#003366"/>
      <style:paragraph-properties fo:text-align="center"/>
    </style:style>
    <style:style style:name="P10" style:family="paragraph">
      <loext:graphic-properties draw:fill="solid" draw:fill-color="#000033"/>
      <style:paragraph-properties fo:text-align="center"/>
      <style:text-properties fo:color="#ffffff" style:font-name="Baskerville Old Face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999999"/>
      <style:paragraph-properties fo:text-align="center"/>
    </style:style>
    <style:style style:name="P13" style:family="paragraph">
      <loext:graphic-properties draw:fill="solid" draw:fill-color="#0000ff"/>
      <style:paragraph-properties fo:text-align="center"/>
    </style:style>
    <style:style style:name="P14" style:family="paragraph">
      <loext:graphic-properties draw:fill="solid" draw:fill-color="#000033"/>
      <style:paragraph-properties fo:text-align="center"/>
    </style:style>
    <style:style style:name="P15" style:family="paragraph">
      <loext:graphic-properties draw:fill-color="#00cc00"/>
      <style:paragraph-properties fo:text-align="center"/>
    </style:style>
    <style:style style:name="P16" style:family="paragraph">
      <loext:graphic-properties draw:fill="solid" draw:fill-color="#ffd320"/>
      <style:paragraph-properties fo:text-align="center"/>
    </style:style>
    <style:style style:name="P17" style:family="paragraph">
      <loext:graphic-properties draw:fill="solid" draw:fill-color="#c5000b"/>
      <style:paragraph-properties fo:text-align="center"/>
    </style:style>
    <style:style style:name="P18" style:family="paragraph">
      <loext:graphic-properties draw:fill-color="#003366"/>
      <style:paragraph-properties fo:text-align="start"/>
    </style:style>
    <style:style style:name="P19" style:family="paragraph">
      <loext:graphic-properties draw:fill="none" draw:fill-color="#ffffff"/>
      <style:text-properties style:font-name="Baskerville Old Face" fo:font-size="12pt" fo:letter-spacing="normal" style:font-size-asian="12pt" style:font-size-complex="12pt"/>
    </style:style>
    <style:style style:name="P20" style:family="paragraph">
      <loext:graphic-properties draw:fill-color="#000033"/>
      <style:paragraph-properties fo:text-align="center"/>
    </style:style>
    <style:style style:name="P21" style:family="paragraph">
      <loext:graphic-properties draw:fill="gradient" draw:fill-color="#ff420e" draw:fill-gradient-name="Yellow_20_Gradient_20_3"/>
      <style:paragraph-properties fo:text-align="center"/>
    </style:style>
    <style:style style:name="P22" style:family="paragraph">
      <loext:graphic-properties draw:fill="gradient" draw:fill-color="#ff420e" draw:fill-gradient-name="Orange_20_Gradient_20_1"/>
      <style:paragraph-properties fo:text-align="center"/>
    </style:style>
    <style:style style:name="P23" style:family="paragraph">
      <loext:graphic-properties draw:fill="gradient" draw:fill-color="#00cc00" draw:fill-gradient-name="Green_20_Gradient_20_2"/>
      <style:paragraph-properties fo:text-align="center"/>
    </style:style>
    <style:style style:name="P24" style:family="paragraph">
      <loext:graphic-properties draw:fill="gradient" draw:fill-color="#ffd320" draw:fill-gradient-name="Square_20_yellow_2f_white"/>
      <style:paragraph-properties fo:text-align="center"/>
    </style:style>
    <style:style style:name="P25" style:family="paragraph">
      <loext:graphic-properties draw:fill="gradient" draw:fill-color="#c5000b" draw:fill-gradient-name="Red_20_Gradient_20_1"/>
      <style:paragraph-properties fo:text-align="center"/>
    </style:style>
    <style:style style:name="P26" style:family="paragraph">
      <loext:graphic-properties draw:fill="none" draw:fill-color="#ffffff"/>
      <style:text-properties fo:color="#ffffff" style:font-name="Baskerville Old Face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ff420e" style:font-name="Baskerville Old Face"/>
    </style:style>
    <style:style style:name="P28" style:family="paragraph">
      <loext:graphic-properties draw:fill="solid" draw:fill-color="#000033"/>
      <style:paragraph-properties fo:text-align="center"/>
      <style:text-properties fo:color="#ff420e" style:font-name="Baskerville Old Face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000033"/>
      <style:paragraph-properties fo:text-align="center"/>
      <style:text-properties fo:color="#ff420e" style:font-name="Baskerville Old Face" fo:font-weight="bold" style:font-weight-asian="bold" style:font-weight-complex="bold"/>
    </style:style>
    <style:style style:name="P30" style:family="paragraph">
      <loext:graphic-properties draw:fill="solid" draw:fill-color="#000066"/>
      <style:paragraph-properties fo:text-align="center"/>
      <style:text-properties fo:color="#ffffff" style:font-name="Baskerville Old Face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text-align="center"/>
      <style:text-properties style:text-underline-style="solid" style:text-underline-width="auto" style:text-underline-color="font-color"/>
    </style:style>
    <style:style style:name="P32" style:family="paragraph">
      <loext:graphic-properties draw:fill="gradient" draw:fill-gradient-name="Green_20_Gradient_20_2"/>
      <style:paragraph-properties fo:text-align="center"/>
      <style:text-properties style:text-underline-style="solid" style:text-underline-width="auto" style:text-underline-color="font-color"/>
    </style:style>
    <style:style style:name="P33" style:family="paragraph">
      <loext:graphic-properties draw:fill-color="#003366"/>
      <style:paragraph-properties fo:text-align="center"/>
    </style:style>
    <style:style style:name="P34" style:family="paragraph">
      <loext:graphic-properties draw:fill-color="#000033"/>
      <style:paragraph-properties fo:text-align="center"/>
      <style:text-properties fo:color="#ffffff" style:font-name="Baskerville Old Face" fo:letter-spacing="0.106cm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ffffff" style:font-name="Baskerville Old Face" fo:letter-spacing="0.106cm" fo:font-weight="bold" style:font-weight-asian="bold" style:font-weight-complex="bold"/>
    </style:style>
    <style:style style:name="P36" style:family="paragraph">
      <loext:graphic-properties draw:fill="none" draw:fill-color="#ffffff"/>
    </style:style>
    <style:style style:name="T1" style:family="text">
      <style:text-properties fo:color="#ffffff" style:font-name="Baskerville Old Face" fo:font-size="22pt" fo:letter-spacing="0.106cm" fo:font-style="normal" fo:text-shadow="1pt 1pt" style:text-underline-style="solid" style:text-underline-width="bold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ffffff" style:font-name="Baskerville Old Face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Baskerville Old Face" fo:font-weight="bold" style:font-weight-asian="bold" style:font-weight-complex="bold"/>
    </style:style>
    <style:style style:name="T4" style:family="text">
      <style:text-properties fo:color="#ffffff" style:font-name="Baskerville Old Face" fo:font-size="11pt" fo:letter-spacing="0.106cm" fo:font-weight="bold" style:font-size-asian="11pt" style:font-weight-asian="bold" style:font-size-complex="11pt" style:font-weight-complex="bold"/>
    </style:style>
    <style:style style:name="T5" style:family="text">
      <style:text-properties style:font-name="Baskerville Old Face" fo:font-size="12pt" fo:letter-spacing="normal" style:font-size-asian="12pt" style:font-size-complex="12pt"/>
    </style:style>
    <style:style style:name="T6" style:family="text">
      <style:text-properties fo:color="#ff420e" style:font-name="Baskerville Old Face"/>
    </style:style>
    <style:style style:name="T7" style:family="text">
      <style:text-properties fo:color="#ff420e" style:font-name="Baskerville Old Fac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color="#ff420e" style:font-name="Baskerville Old Fac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style:font-name="Baskerville Old Face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ff420e" style:font-name="Baskerville Old Face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ff420e" style:font-name="Baskerville Old Face" fo:font-weight="bold" style:font-weight-asian="bold" style:font-weight-complex="bold"/>
    </style:style>
    <style:style style:name="T12" style:family="text">
      <style:text-properties fo:color="#ffffff" style:font-name="Baskerville Old Fac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color="#ffffff" style:font-name="Baskerville Old Face" fo:letter-spacing="0.106c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25.6cm" svg:height="2.4cm" svg:x="2.2cm" svg:y="28.6cm">
          <text:p text:style-name="P1"><text:span text:style-name="T1">Luca</text:span><text:span text:style-name="T1">s </text:span><text:span text:style-name="T1">Mat</text:span><text:span text:style-name="T1">hias </text:span><text:span text:style-name="T1">Villa</text:span><text:span text:style-name="T1">lba </text:span><text:span text:style-name="T1">Diaz</text:span></text:p>
        </draw:rect>
        <draw:rect draw:style-name="gr2" draw:text-style-name="P3" draw:layer="layout" svg:width="20.9cm" svg:height="15.6cm" svg:x="1.1cm" svg:y="1.2cm">
          <text:p/>
        </draw:rect>
        <draw:rect draw:style-name="gr3" draw:text-style-name="P5" draw:layer="layout" svg:width="2.714cm" svg:height="0.8cm" svg:x="1.6cm" svg:y="1.8cm">
          <text:p text:style-name="P4"><text:span text:style-name="T2">CAJA</text:span></text:p>
        </draw:rect>
        <draw:rect draw:style-name="gr4" draw:text-style-name="P6" draw:layer="layout" svg:width="2.714cm" svg:height="0.8cm" svg:x="4.615cm" svg:y="1.8cm">
          <text:p text:style-name="P4"><text:span text:style-name="T3">STOCK</text:span></text:p>
        </draw:rect>
        <draw:rect draw:style-name="gr5" draw:text-style-name="P7" draw:layer="layout" svg:width="4cm" svg:height="0.7cm" svg:x="17.5cm" svg:y="1.8cm">
          <text:p text:style-name="P4"><text:span text:style-name="T4">Notific</text:span><text:span text:style-name="T4">aciones</text:span></text:p>
        </draw:rect>
        <draw:rect draw:style-name="gr6" draw:text-style-name="P8" draw:layer="layout" svg:width="19.7cm" svg:height="0.1cm" svg:x="4.5cm" svg:y="21.4cm">
          <text:p/>
        </draw:rect>
        <draw:ellipse draw:style-name="gr7" draw:text-style-name="P4" draw:layer="layout" svg:width="1.7cm" svg:height="0.3cm" svg:x="7.4cm" svg:y="21.3cm">
          <text:p/>
        </draw:ellipse>
        <draw:rect draw:style-name="gr8" draw:text-style-name="P9" draw:layer="layout" svg:width="19.9cm" svg:height="2.5cm" svg:x="1.6cm" svg:y="2.6cm">
          <text:p/>
        </draw:rect>
        <draw:rect draw:style-name="gr9" draw:text-style-name="P7" draw:layer="layout" svg:width="3.2cm" svg:height="2.3cm" svg:x="1.9cm" svg:y="2.7cm">
          <text:p text:style-name="P4"><text:span text:style-name="T4">COBRAR</text:span></text:p>
        </draw:rect>
        <draw:rect draw:style-name="gr10" draw:text-style-name="P10" draw:layer="layout" svg:width="1.3cm" svg:height="1.8cm" svg:x="16.9cm" svg:y="2.9cm">
          <text:p text:style-name="P4"><text:span text:style-name="T3">Ok</text:span></text:p>
        </draw:rect>
        <draw:rect draw:style-name="gr10" draw:text-style-name="P10" draw:layer="layout" svg:width="1.3cm" svg:height="1.8cm" svg:x="18.4cm" svg:y="2.9cm">
          <text:p text:style-name="P4"><text:span text:style-name="T3">Edit</text:span></text:p>
        </draw:rect>
        <draw:rect draw:style-name="gr11" draw:text-style-name="P10" draw:layer="layout" svg:width="1.3cm" svg:height="1.8cm" svg:x="19.9cm" svg:y="2.9cm">
          <text:p text:style-name="P4"><text:span text:style-name="T3">Stop</text:span></text:p>
        </draw:rect>
        <draw:rect draw:style-name="gr9" draw:text-style-name="P7" draw:layer="layout" svg:width="3.5cm" svg:height="2.3cm" svg:x="21.8cm" svg:y="21.5cm">
          <text:p text:style-name="P4"><text:span text:style-name="T4">MODIFI</text:span><text:span text:style-name="T4">CAR</text:span></text:p>
        </draw:rect>
        <draw:frame draw:style-name="gr12" draw:text-style-name="P11" draw:layer="layout" svg:width="2.416cm" svg:height="2.2cm" svg:x="27.4cm" svg:y="14.1cm">
          <draw:image xlink:href="Pictures/10000201000002D7000002ED23314D6E1AE0DC3D.png" xlink:type="simple" xlink:show="embed" xlink:actuate="onLoad">
            <text:p/>
          </draw:image>
        </draw:frame>
        <draw:frame draw:style-name="gr12" draw:text-style-name="P11" draw:layer="layout" svg:width="3.019cm" svg:height="2.8cm" svg:x="1.981cm" svg:y="2.1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draw:frame draw:style-name="gr12" draw:text-style-name="P11" draw:layer="layout" svg:width="3.1cm" svg:height="2.2cm" svg:x="22cm" svg:y="21.3cm">
          <draw:image xlink:href="Pictures/10000DC900000B0F00000B0F7BE6188A062434BE.svg" xlink:type="simple" xlink:show="embed" xlink:actuate="onLoad">
            <text:p/>
          </draw:image>
          <draw:image xlink:href="Pictures/100002010000006B0000006B1E32813F806F93EE.png" xlink:type="simple" xlink:show="embed" xlink:actuate="onLoad"/>
        </draw:frame>
        <draw:frame draw:style-name="gr12" draw:text-style-name="P11" draw:layer="layout" svg:width="3.019cm" svg:height="3.019cm" svg:x="26.313cm" svg:y="4.443cm">
          <draw:image xlink:href="Pictures/1000178E00000B0F00000B0FC09C0B3DCE0137C4.svg" xlink:type="simple" xlink:show="embed" xlink:actuate="onLoad">
            <text:p/>
          </draw:image>
          <draw:image xlink:href="Pictures/100002010000006B0000006BDDE9B0BC41FE2814.png" xlink:type="simple" xlink:show="embed" xlink:actuate="onLoad"/>
        </draw:frame>
        <draw:frame draw:style-name="gr12" draw:text-style-name="P11" draw:layer="layout" svg:width="2.85cm" svg:height="2.849cm" svg:x="22.3cm" svg:y="-0.7cm">
          <draw:image xlink:href="Pictures/1000146C00000A7000000A70E064E4A457A22D1A.svg" xlink:type="simple" xlink:show="embed" xlink:actuate="onLoad">
            <text:p/>
          </draw:image>
          <draw:image xlink:href="Pictures/100002010000006500000065FD1B8039CD76BC61.png" xlink:type="simple" xlink:show="embed" xlink:actuate="onLoad"/>
        </draw:frame>
        <draw:frame draw:style-name="gr12" draw:text-style-name="P11" draw:layer="layout" svg:width="2.849cm" svg:height="2.849cm" svg:x="30.2cm" svg:y="-6.2cm">
          <draw:image xlink:href="Pictures/1000131900000A7000000A70D5A1BFC8EACB7C47.svg" xlink:type="simple" xlink:show="embed" xlink:actuate="onLoad">
            <text:p/>
          </draw:image>
          <draw:image xlink:href="Pictures/10000201000000650000006541171A3CB9A14C81.png" xlink:type="simple" xlink:show="embed" xlink:actuate="onLoad"/>
        </draw:frame>
        <draw:frame draw:style-name="gr12" draw:text-style-name="P11" draw:layer="layout" svg:width="2.849cm" svg:height="2.849cm" svg:x="26.026cm" svg:y="-0.557cm">
          <draw:image xlink:href="Pictures/1000141A00000A7000000A707CB459EF3F5BAF43.svg" xlink:type="simple" xlink:show="embed" xlink:actuate="onLoad">
            <text:p/>
          </draw:image>
          <draw:image xlink:href="Pictures/1000020100000065000000655365D762119EB9FB.png" xlink:type="simple" xlink:show="embed" xlink:actuate="onLoad"/>
        </draw:frame>
        <draw:frame draw:style-name="gr13" draw:text-style-name="P12" draw:layer="layout" svg:width="1.8cm" svg:height="1.8cm" svg:x="26.3cm" svg:y="8.2cm">
          <draw:image xlink:href="Pictures/1000042100000B0F00000B0FB132F1B118EFDC5A.svg" xlink:type="simple" xlink:show="embed" xlink:actuate="onLoad">
            <text:p/>
          </draw:image>
          <draw:image xlink:href="Pictures/100002010000006B0000006B93CC90EB615137A4.png" xlink:type="simple" xlink:show="embed" xlink:actuate="onLoad"/>
        </draw:frame>
        <draw:frame draw:style-name="gr12" draw:text-style-name="P11" draw:layer="layout" svg:width="1.73cm" svg:height="1.448cm" svg:x="25.17cm" svg:y="10.652cm">
          <draw:image xlink:href="Pictures/10000A89000006570000054EBB22936F7FB9A460.svg" xlink:type="simple" xlink:show="embed" xlink:actuate="onLoad">
            <text:p/>
          </draw:image>
          <draw:image xlink:href="Pictures/100002010000003D00000033245EBA4DF9246270.png" xlink:type="simple" xlink:show="embed" xlink:actuate="onLoad"/>
        </draw:frame>
        <draw:frame draw:style-name="gr12" draw:text-style-name="P11" draw:layer="layout" svg:width="1.73cm" svg:height="1.448cm" svg:x="28.777cm" svg:y="11.058cm">
          <draw:image xlink:href="Pictures/10000B39000006570000054EC8E4A834184CC118.svg" xlink:type="simple" xlink:show="embed" xlink:actuate="onLoad">
            <text:p/>
          </draw:image>
          <draw:image xlink:href="Pictures/100002010000003D00000033BFD9DF868CA12B19.png" xlink:type="simple" xlink:show="embed" xlink:actuate="onLoad"/>
        </draw:frame>
        <draw:g>
          <draw:g>
            <draw:polygon draw:style-name="gr14" draw:text-style-name="P13" draw:layer="layout" svg:width="0.343cm" svg:height="1.624cm" svg:x="26.807cm" svg:y="2.4cm" svg:viewBox="0 0 344 1625" draw:points="0,1625 0,0 344,0 344,1625">
              <text:p/>
            </draw:polygon>
            <draw:polygon draw:style-name="gr14" draw:text-style-name="P13" draw:layer="layout" svg:width="1.145cm" svg:height="0.487cm" svg:x="26.405cm" svg:y="2.969cm" svg:viewBox="0 0 1146 488" draw:points="1146,488 0,488 0,0 1146,0">
              <text:p/>
            </draw:polygon>
          </draw:g>
          <draw:polygon draw:style-name="gr14" draw:text-style-name="P13" draw:layer="layout" svg:width="1.145cm" svg:height="0.487cm" svg:x="27.933cm" svg:y="2.969cm" svg:viewBox="0 0 1146 488" draw:points="1146,488 0,488 0,0 1146,0">
            <text:p/>
          </draw:polygon>
          <draw:g>
            <draw:polygon draw:style-name="gr14" draw:text-style-name="P13" draw:layer="layout" svg:width="1.052cm" svg:height="1.493cm" svg:x="25cm" svg:y="2.466cm" svg:viewBox="0 0 1053 1494" draw:points="810,1494 0,345 243,0 1053,1149">
              <text:p/>
            </draw:polygon>
            <draw:polygon draw:style-name="gr14" draw:text-style-name="P13" draw:layer="layout" svg:width="1.052cm" svg:height="1.493cm" svg:x="25cm" svg:y="2.466cm" svg:viewBox="0 0 1053 1494" draw:points="1053,345 243,1494 0,1149 810,0">
              <text:p/>
            </draw:polygon>
          </draw:g>
        </draw:g>
        <draw:rect draw:style-name="gr15" draw:text-style-name="P14" draw:layer="layout" svg:width="0.998cm" svg:height="0.8cm" svg:x="17.005cm" svg:y="5.852cm">
          <text:p/>
        </draw:rect>
        <draw:rect draw:style-name="gr15" draw:text-style-name="P14" draw:layer="layout" svg:width="0.998cm" svg:height="0.8cm" svg:x="18.156cm" svg:y="5.852cm">
          <text:p/>
        </draw:rect>
        <draw:rect draw:style-name="gr16" draw:text-style-name="P14" draw:layer="layout" svg:width="0.998cm" svg:height="0.8cm" svg:x="19.307cm" svg:y="5.852cm">
          <text:p/>
        </draw:rect>
        <draw:g>
          <draw:polygon draw:style-name="gr17" draw:text-style-name="P15" draw:layer="layout" svg:width="0.263cm" svg:height="0.721cm" svg:x="18.502cm" svg:y="5.885cm" svg:viewBox="0 0 264 722" draw:points="0,722 0,0 264,0 264,722">
            <text:p/>
          </draw:polygon>
          <draw:polygon draw:style-name="gr17" draw:text-style-name="P15" draw:layer="layout" svg:width="0.878cm" svg:height="0.216cm" svg:x="18.194cm" svg:y="6.138cm" svg:viewBox="0 0 879 217" draw:points="879,217 0,217 0,0 879,0">
            <text:p/>
          </draw:polygon>
        </draw:g>
        <draw:polygon draw:style-name="gr18" draw:text-style-name="P16" draw:layer="layout" svg:width="0.878cm" svg:height="0.216cm" svg:x="19.366cm" svg:y="6.138cm" svg:viewBox="0 0 879 217" draw:points="879,217 0,217 0,0 879,0">
          <text:p/>
        </draw:polygon>
        <draw:g>
          <draw:polygon draw:style-name="gr19" draw:text-style-name="P17" draw:layer="layout" svg:width="0.807cm" svg:height="0.663cm" svg:x="17.116cm" svg:y="5.914cm" svg:viewBox="0 0 808 664" draw:points="622,664 0,153 187,0 808,511">
            <text:p/>
          </draw:polygon>
          <draw:polygon draw:style-name="gr19" draw:text-style-name="P17" draw:layer="layout" svg:width="0.807cm" svg:height="0.663cm" svg:x="17.116cm" svg:y="5.914cm" svg:viewBox="0 0 808 664" draw:points="808,153 187,664 0,511 622,0">
            <text:p/>
          </draw:polygon>
        </draw:g>
        <draw:rect draw:style-name="gr7" draw:text-style-name="P4" draw:layer="layout" svg:width="8.5cm" svg:height="1.3cm" svg:x="7.7cm" svg:y="2.9cm">
          <text:p/>
        </draw:rect>
        <draw:rect draw:style-name="gr20" draw:text-style-name="P18" draw:layer="layout" svg:width="15.2cm" svg:height="1cm" svg:x="1.7cm" svg:y="5.8cm">
          <text:p/>
        </draw:rect>
        <draw:g>
          <draw:rect draw:style-name="gr15" draw:text-style-name="P14" draw:layer="layout" svg:width="0.924cm" svg:height="0.8cm" svg:x="31.463cm" svg:y="6.984cm">
            <text:p/>
          </draw:rect>
          <draw:rect draw:style-name="gr15" draw:text-style-name="P14" draw:layer="layout" svg:width="0.923cm" svg:height="0.8cm" svg:x="32.53cm" svg:y="6.984cm">
            <text:p/>
          </draw:rect>
          <draw:rect draw:style-name="gr16" draw:text-style-name="P14" draw:layer="layout" svg:width="0.924cm" svg:height="0.8cm" svg:x="33.595cm" svg:y="6.984cm">
            <text:p/>
          </draw:rect>
          <draw:g>
            <draw:g>
              <draw:polygon draw:style-name="gr14" draw:text-style-name="P13" draw:layer="layout" svg:width="0.243cm" svg:height="0.721cm" svg:x="32.833cm" svg:y="7.017cm" svg:viewBox="0 0 244 722" draw:points="0,722 0,0 244,0 244,722">
                <text:p/>
              </draw:polygon>
              <draw:polygon draw:style-name="gr14" draw:text-style-name="P13" draw:layer="layout" svg:width="0.813cm" svg:height="0.216cm" svg:x="32.548cm" svg:y="7.27cm" svg:viewBox="0 0 814 217" draw:points="814,217 0,217 0,0 814,0">
                <text:p/>
              </draw:polygon>
            </draw:g>
            <draw:polygon draw:style-name="gr14" draw:text-style-name="P13" draw:layer="layout" svg:width="0.813cm" svg:height="0.216cm" svg:x="33.634cm" svg:y="7.27cm" svg:viewBox="0 0 814 217" draw:points="814,217 0,217 0,0 814,0">
              <text:p/>
            </draw:polygon>
            <draw:g>
              <draw:polygon draw:style-name="gr14" draw:text-style-name="P13" draw:layer="layout" svg:width="0.748cm" svg:height="0.663cm" svg:x="31.549cm" svg:y="7.046cm" svg:viewBox="0 0 749 664" draw:points="576,664 0,153 173,0 749,511">
                <text:p/>
              </draw:polygon>
              <draw:polygon draw:style-name="gr14" draw:text-style-name="P13" draw:layer="layout" svg:width="0.748cm" svg:height="0.663cm" svg:x="31.549cm" svg:y="7.046cm" svg:viewBox="0 0 749 664" draw:points="749,153 173,664 0,511 576,0">
                <text:p/>
              </draw:polygon>
            </draw:g>
          </draw:g>
        </draw:g>
        <draw:frame draw:style-name="gr21" draw:text-style-name="P19" draw:layer="layout" svg:width="18.951cm" svg:height="0.747cm" svg:x="1.629cm" svg:y="5.137cm">
          <draw:text-box>
            <text:p><text:span text:style-name="T5">Cantidad <text:s text:c="4"/></text:span><text:span text:style-name="T5"><text:s text:c="2"/>Producto <text:s text:c="2"/></text:span><text:span text:style-name="T5"><text:s text:c="19"/></text:span><text:span text:style-name="T5"><text:s text:c="19"/></text:span><text:span text:style-name="T5"><text:s text:c="4"/>Precio </text:span><text:span text:style-name="T5">Unitario <text:s text:c="6"/></text:span><text:span text:style-name="T5"><text:s text:c="8"/>Precio </text:span><text:span text:style-name="T5">total </text:span></text:p>
          </draw:text-box>
        </draw:frame>
        <draw:frame draw:style-name="gr22" draw:text-style-name="P19" draw:layer="layout" svg:width="15.146cm" svg:height="1.243cm" svg:x="1.63cm" svg:y="5.885cm">
          <draw:text-box>
            <text:p><text:span text:style-name="T5"><text:s text:c="5"/></text:span><text:span text:style-name="T5">9 <text:s text:c="11"/></text:span><text:span text:style-name="T5">Jabones <text:s text:c="6"/></text:span><text:span text:style-name="T5"><text:s text:c="19"/></text:span><text:span text:style-name="T5"><text:s text:c="14"/></text:span><text:span text:style-name="T5">3.333,33 <text:s text:c="4"/></text:span><text:span text:style-name="T5"><text:s text:c="15"/></text:span><text:span text:style-name="T5">30.000 </text:span></text:p>
          </draw:text-box>
        </draw:frame>
        <draw:rect draw:style-name="gr20" draw:text-style-name="P18" draw:layer="layout" svg:width="15.2cm" svg:height="1cm" svg:x="1.709cm" svg:y="6.9cm">
          <text:p/>
        </draw:rect>
        <draw:g>
          <draw:rect draw:style-name="gr15" draw:text-style-name="P14" draw:layer="layout" svg:width="0.924cm" svg:height="0.8cm" svg:x="31.47cm" svg:y="8.084cm">
            <text:p/>
          </draw:rect>
          <draw:rect draw:style-name="gr15" draw:text-style-name="P14" draw:layer="layout" svg:width="0.925cm" svg:height="0.8cm" svg:x="32.536cm" svg:y="8.084cm">
            <text:p/>
          </draw:rect>
          <draw:rect draw:style-name="gr16" draw:text-style-name="P14" draw:layer="layout" svg:width="0.924cm" svg:height="0.8cm" svg:x="33.603cm" svg:y="8.084cm">
            <text:p/>
          </draw:rect>
          <draw:g>
            <draw:g>
              <draw:polygon draw:style-name="gr14" draw:text-style-name="P13" draw:layer="layout" svg:width="0.243cm" svg:height="0.721cm" svg:x="32.84cm" svg:y="8.117cm" svg:viewBox="0 0 244 722" draw:points="0,722 0,0 244,0 244,722">
                <text:p/>
              </draw:polygon>
              <draw:polygon draw:style-name="gr14" draw:text-style-name="P13" draw:layer="layout" svg:width="0.813cm" svg:height="0.216cm" svg:x="32.555cm" svg:y="8.37cm" svg:viewBox="0 0 814 217" draw:points="814,217 0,217 0,0 814,0">
                <text:p/>
              </draw:polygon>
            </draw:g>
            <draw:polygon draw:style-name="gr14" draw:text-style-name="P13" draw:layer="layout" svg:width="0.813cm" svg:height="0.216cm" svg:x="33.641cm" svg:y="8.37cm" svg:viewBox="0 0 814 217" draw:points="814,217 0,217 0,0 814,0">
              <text:p/>
            </draw:polygon>
            <draw:g>
              <draw:polygon draw:style-name="gr14" draw:text-style-name="P13" draw:layer="layout" svg:width="0.748cm" svg:height="0.663cm" svg:x="31.557cm" svg:y="8.146cm" svg:viewBox="0 0 749 664" draw:points="576,664 0,153 173,0 749,511">
                <text:p/>
              </draw:polygon>
              <draw:polygon draw:style-name="gr14" draw:text-style-name="P13" draw:layer="layout" svg:width="0.748cm" svg:height="0.663cm" svg:x="31.557cm" svg:y="8.146cm" svg:viewBox="0 0 749 664" draw:points="749,153 173,664 0,511 576,0">
                <text:p/>
              </draw:polygon>
            </draw:g>
          </draw:g>
        </draw:g>
        <draw:frame draw:style-name="gr22" draw:text-style-name="P19" draw:layer="layout" svg:width="15.146cm" svg:height="1.243cm" svg:x="1.639cm" svg:y="6.985cm">
          <draw:text-box>
            <text:p><text:span text:style-name="T5"><text:s text:c="5"/></text:span><text:span text:style-name="T5">9 <text:s text:c="11"/></text:span><text:span text:style-name="T5">Jabones <text:s text:c="6"/></text:span><text:span text:style-name="T5"><text:s text:c="19"/></text:span><text:span text:style-name="T5"><text:s text:c="14"/></text:span><text:span text:style-name="T5">3.333,33 <text:s text:c="4"/></text:span><text:span text:style-name="T5"><text:s text:c="15"/></text:span><text:span text:style-name="T5">30.000 </text:span></text:p>
          </draw:text-box>
        </draw:frame>
        <draw:rect draw:style-name="gr20" draw:text-style-name="P18" draw:layer="layout" svg:width="15.2cm" svg:height="1cm" svg:x="1.718cm" svg:y="8cm">
          <text:p/>
        </draw:rect>
        <draw:g>
          <draw:rect draw:style-name="gr23" draw:text-style-name="P14" draw:layer="layout" svg:width="0.924cm" svg:height="0.8cm" svg:x="31.478cm" svg:y="9.184cm">
            <text:p/>
          </draw:rect>
          <draw:rect draw:style-name="gr23" draw:text-style-name="P14" draw:layer="layout" svg:width="0.923cm" svg:height="0.8cm" svg:x="32.544cm" svg:y="9.184cm">
            <text:p/>
          </draw:rect>
          <draw:rect draw:style-name="gr24" draw:text-style-name="P14" draw:layer="layout" svg:width="0.924cm" svg:height="0.8cm" svg:x="33.61cm" svg:y="9.184cm">
            <text:p/>
          </draw:rect>
          <draw:g>
            <draw:g>
              <draw:polygon draw:style-name="gr14" draw:text-style-name="P13" draw:layer="layout" svg:width="0.243cm" svg:height="0.721cm" svg:x="32.848cm" svg:y="9.217cm" svg:viewBox="0 0 244 722" draw:points="0,722 0,0 244,0 244,722">
                <text:p/>
              </draw:polygon>
              <draw:polygon draw:style-name="gr14" draw:text-style-name="P13" draw:layer="layout" svg:width="0.813cm" svg:height="0.216cm" svg:x="32.563cm" svg:y="9.47cm" svg:viewBox="0 0 814 217" draw:points="814,217 0,217 0,0 814,0">
                <text:p/>
              </draw:polygon>
            </draw:g>
            <draw:polygon draw:style-name="gr14" draw:text-style-name="P13" draw:layer="layout" svg:width="0.813cm" svg:height="0.216cm" svg:x="33.649cm" svg:y="9.47cm" svg:viewBox="0 0 814 217" draw:points="814,217 0,217 0,0 814,0">
              <text:p/>
            </draw:polygon>
            <draw:g>
              <draw:polygon draw:style-name="gr14" draw:text-style-name="P13" draw:layer="layout" svg:width="0.748cm" svg:height="0.663cm" svg:x="31.564cm" svg:y="9.246cm" svg:viewBox="0 0 749 664" draw:points="576,664 0,153 173,0 749,511">
                <text:p/>
              </draw:polygon>
              <draw:polygon draw:style-name="gr14" draw:text-style-name="P13" draw:layer="layout" svg:width="0.748cm" svg:height="0.663cm" svg:x="31.564cm" svg:y="9.246cm" svg:viewBox="0 0 749 664" draw:points="749,153 173,664 0,511 576,0">
                <text:p/>
              </draw:polygon>
            </draw:g>
          </draw:g>
        </draw:g>
        <draw:frame draw:style-name="gr22" draw:text-style-name="P19" draw:layer="layout" svg:width="15.146cm" svg:height="1.243cm" svg:x="1.648cm" svg:y="8.085cm">
          <draw:text-box>
            <text:p><text:span text:style-name="T5"><text:s text:c="5"/></text:span><text:span text:style-name="T5">9 <text:s text:c="11"/></text:span><text:span text:style-name="T5">Jabones <text:s text:c="6"/></text:span><text:span text:style-name="T5"><text:s text:c="19"/></text:span><text:span text:style-name="T5"><text:s text:c="14"/></text:span><text:span text:style-name="T5">3.333,33 <text:s text:c="4"/></text:span><text:span text:style-name="T5"><text:s text:c="15"/></text:span><text:span text:style-name="T5">30.000 </text:span></text:p>
          </draw:text-box>
        </draw:frame>
        <draw:rect draw:style-name="gr20" draw:text-style-name="P18" draw:layer="layout" svg:width="15.2cm" svg:height="1cm" svg:x="1.727cm" svg:y="9.1cm">
          <text:p/>
        </draw:rect>
        <draw:g>
          <draw:rect draw:style-name="gr15" draw:text-style-name="P14" draw:layer="layout" svg:width="0.925cm" svg:height="0.8cm" svg:x="31.484cm" svg:y="10.284cm">
            <text:p/>
          </draw:rect>
          <draw:rect draw:style-name="gr15" draw:text-style-name="P14" draw:layer="layout" svg:width="0.924cm" svg:height="0.8cm" svg:x="32.551cm" svg:y="10.284cm">
            <text:p/>
          </draw:rect>
          <draw:rect draw:style-name="gr16" draw:text-style-name="P14" draw:layer="layout" svg:width="0.924cm" svg:height="0.8cm" svg:x="33.618cm" svg:y="10.284cm">
            <text:p/>
          </draw:rect>
          <draw:g>
            <draw:g>
              <draw:polygon draw:style-name="gr14" draw:text-style-name="P13" draw:layer="layout" svg:width="0.243cm" svg:height="0.721cm" svg:x="32.855cm" svg:y="10.317cm" svg:viewBox="0 0 244 722" draw:points="0,722 0,0 244,0 244,722">
                <text:p/>
              </draw:polygon>
              <draw:polygon draw:style-name="gr14" draw:text-style-name="P13" draw:layer="layout" svg:width="0.813cm" svg:height="0.216cm" svg:x="32.57cm" svg:y="10.57cm" svg:viewBox="0 0 814 217" draw:points="814,217 0,217 0,0 814,0">
                <text:p/>
              </draw:polygon>
            </draw:g>
            <draw:polygon draw:style-name="gr14" draw:text-style-name="P13" draw:layer="layout" svg:width="0.813cm" svg:height="0.216cm" svg:x="33.656cm" svg:y="10.57cm" svg:viewBox="0 0 814 217" draw:points="814,217 0,217 0,0 814,0">
              <text:p/>
            </draw:polygon>
            <draw:g>
              <draw:polygon draw:style-name="gr14" draw:text-style-name="P13" draw:layer="layout" svg:width="0.748cm" svg:height="0.663cm" svg:x="31.571cm" svg:y="10.346cm" svg:viewBox="0 0 749 664" draw:points="576,664 0,153 173,0 749,511">
                <text:p/>
              </draw:polygon>
              <draw:polygon draw:style-name="gr14" draw:text-style-name="P13" draw:layer="layout" svg:width="0.748cm" svg:height="0.663cm" svg:x="31.571cm" svg:y="10.346cm" svg:viewBox="0 0 749 664" draw:points="749,153 173,664 0,511 576,0">
                <text:p/>
              </draw:polygon>
            </draw:g>
          </draw:g>
        </draw:g>
        <draw:frame draw:style-name="gr22" draw:text-style-name="P19" draw:layer="layout" svg:width="15.146cm" svg:height="1.243cm" svg:x="1.657cm" svg:y="9.185cm">
          <draw:text-box>
            <text:p><text:span text:style-name="T5"><text:s text:c="5"/></text:span><text:span text:style-name="T5">9 <text:s text:c="11"/></text:span><text:span text:style-name="T5">Jabones <text:s text:c="6"/></text:span><text:span text:style-name="T5"><text:s text:c="19"/></text:span><text:span text:style-name="T5"><text:s text:c="14"/></text:span><text:span text:style-name="T5">3.333,33 <text:s text:c="4"/></text:span><text:span text:style-name="T5"><text:s text:c="15"/></text:span><text:span text:style-name="T5">30.000 </text:span></text:p>
          </draw:text-box>
        </draw:frame>
        <draw:rect draw:style-name="gr20" draw:text-style-name="P18" draw:layer="layout" svg:width="15.2cm" svg:height="1cm" svg:x="1.736cm" svg:y="10.2cm">
          <text:p/>
        </draw:rect>
        <draw:g>
          <draw:rect draw:style-name="gr15" draw:text-style-name="P14" draw:layer="layout" svg:width="0.924cm" svg:height="0.8cm" svg:x="31.492cm" svg:y="11.384cm">
            <text:p/>
          </draw:rect>
          <draw:rect draw:style-name="gr15" draw:text-style-name="P14" draw:layer="layout" svg:width="0.923cm" svg:height="0.8cm" svg:x="32.559cm" svg:y="11.384cm">
            <text:p/>
          </draw:rect>
          <draw:rect draw:style-name="gr16" draw:text-style-name="P14" draw:layer="layout" svg:width="0.924cm" svg:height="0.8cm" svg:x="33.624cm" svg:y="11.384cm">
            <text:p/>
          </draw:rect>
          <draw:g>
            <draw:g>
              <draw:polygon draw:style-name="gr14" draw:text-style-name="P13" draw:layer="layout" svg:width="0.243cm" svg:height="0.721cm" svg:x="32.862cm" svg:y="11.417cm" svg:viewBox="0 0 244 722" draw:points="0,722 0,0 244,0 244,722">
                <text:p/>
              </draw:polygon>
              <draw:polygon draw:style-name="gr14" draw:text-style-name="P13" draw:layer="layout" svg:width="0.813cm" svg:height="0.216cm" svg:x="32.577cm" svg:y="11.67cm" svg:viewBox="0 0 814 217" draw:points="814,217 0,217 0,0 814,0">
                <text:p/>
              </draw:polygon>
            </draw:g>
            <draw:polygon draw:style-name="gr14" draw:text-style-name="P13" draw:layer="layout" svg:width="0.813cm" svg:height="0.216cm" svg:x="33.663cm" svg:y="11.67cm" svg:viewBox="0 0 814 217" draw:points="814,217 0,217 0,0 814,0">
              <text:p/>
            </draw:polygon>
            <draw:g>
              <draw:polygon draw:style-name="gr14" draw:text-style-name="P13" draw:layer="layout" svg:width="0.748cm" svg:height="0.663cm" svg:x="31.578cm" svg:y="11.446cm" svg:viewBox="0 0 749 664" draw:points="576,664 0,153 173,0 749,511">
                <text:p/>
              </draw:polygon>
              <draw:polygon draw:style-name="gr14" draw:text-style-name="P13" draw:layer="layout" svg:width="0.748cm" svg:height="0.663cm" svg:x="31.578cm" svg:y="11.446cm" svg:viewBox="0 0 749 664" draw:points="749,153 173,664 0,511 576,0">
                <text:p/>
              </draw:polygon>
            </draw:g>
          </draw:g>
        </draw:g>
        <draw:frame draw:style-name="gr22" draw:text-style-name="P19" draw:layer="layout" svg:width="15.146cm" svg:height="1.243cm" svg:x="1.666cm" svg:y="10.285cm">
          <draw:text-box>
            <text:p><text:span text:style-name="T5"><text:s text:c="5"/></text:span><text:span text:style-name="T5">9 <text:s text:c="11"/></text:span><text:span text:style-name="T5">Jabones <text:s text:c="6"/></text:span><text:span text:style-name="T5"><text:s text:c="19"/></text:span><text:span text:style-name="T5"><text:s text:c="14"/></text:span><text:span text:style-name="T5">3.333,33 <text:s text:c="4"/></text:span><text:span text:style-name="T5"><text:s text:c="15"/></text:span><text:span text:style-name="T5">30.000 </text:span></text:p>
          </draw:text-box>
        </draw:frame>
        <draw:rect draw:style-name="gr20" draw:text-style-name="P18" draw:layer="layout" svg:width="15.2cm" svg:height="1cm" svg:x="1.745cm" svg:y="11.3cm">
          <text:p/>
        </draw:rect>
        <draw:g>
          <draw:rect draw:style-name="gr15" draw:text-style-name="P14" draw:layer="layout" svg:width="0.924cm" svg:height="0.8cm" svg:x="31.499cm" svg:y="12.484cm">
            <text:p/>
          </draw:rect>
          <draw:rect draw:style-name="gr15" draw:text-style-name="P14" draw:layer="layout" svg:width="0.925cm" svg:height="0.8cm" svg:x="32.565cm" svg:y="12.484cm">
            <text:p/>
          </draw:rect>
          <draw:rect draw:style-name="gr16" draw:text-style-name="P14" draw:layer="layout" svg:width="0.924cm" svg:height="0.8cm" svg:x="33.632cm" svg:y="12.484cm">
            <text:p/>
          </draw:rect>
          <draw:g>
            <draw:g>
              <draw:polygon draw:style-name="gr14" draw:text-style-name="P13" draw:layer="layout" svg:width="0.243cm" svg:height="0.721cm" svg:x="32.869cm" svg:y="12.517cm" svg:viewBox="0 0 244 722" draw:points="0,722 0,0 244,0 244,722">
                <text:p/>
              </draw:polygon>
              <draw:polygon draw:style-name="gr14" draw:text-style-name="P13" draw:layer="layout" svg:width="0.813cm" svg:height="0.216cm" svg:x="32.584cm" svg:y="12.77cm" svg:viewBox="0 0 814 217" draw:points="814,217 0,217 0,0 814,0">
                <text:p/>
              </draw:polygon>
            </draw:g>
            <draw:polygon draw:style-name="gr14" draw:text-style-name="P13" draw:layer="layout" svg:width="0.813cm" svg:height="0.216cm" svg:x="33.67cm" svg:y="12.77cm" svg:viewBox="0 0 814 217" draw:points="814,217 0,217 0,0 814,0">
              <text:p/>
            </draw:polygon>
            <draw:g>
              <draw:polygon draw:style-name="gr14" draw:text-style-name="P13" draw:layer="layout" svg:width="0.748cm" svg:height="0.663cm" svg:x="31.586cm" svg:y="12.546cm" svg:viewBox="0 0 749 664" draw:points="576,664 0,153 173,0 749,511">
                <text:p/>
              </draw:polygon>
              <draw:polygon draw:style-name="gr14" draw:text-style-name="P13" draw:layer="layout" svg:width="0.748cm" svg:height="0.663cm" svg:x="31.586cm" svg:y="12.546cm" svg:viewBox="0 0 749 664" draw:points="749,153 173,664 0,511 576,0">
                <text:p/>
              </draw:polygon>
            </draw:g>
          </draw:g>
        </draw:g>
        <draw:frame draw:style-name="gr22" draw:text-style-name="P19" draw:layer="layout" svg:width="15.146cm" svg:height="1.243cm" svg:x="1.675cm" svg:y="11.385cm">
          <draw:text-box>
            <text:p><text:span text:style-name="T5"><text:s text:c="5"/></text:span><text:span text:style-name="T5">9 <text:s text:c="11"/></text:span><text:span text:style-name="T5">Jabones <text:s text:c="6"/></text:span><text:span text:style-name="T5"><text:s text:c="19"/></text:span><text:span text:style-name="T5"><text:s text:c="14"/></text:span><text:span text:style-name="T5">3.333,33 <text:s text:c="4"/></text:span><text:span text:style-name="T5"><text:s text:c="15"/></text:span><text:span text:style-name="T5">30.000 </text:span></text:p>
          </draw:text-box>
        </draw:frame>
        <draw:rect draw:style-name="gr20" draw:text-style-name="P18" draw:layer="layout" svg:width="15.2cm" svg:height="1cm" svg:x="1.754cm" svg:y="12.4cm">
          <text:p/>
        </draw:rect>
        <draw:g>
          <draw:rect draw:style-name="gr15" draw:text-style-name="P14" draw:layer="layout" svg:width="0.924cm" svg:height="0.8cm" svg:x="31.507cm" svg:y="13.584cm">
            <text:p/>
          </draw:rect>
          <draw:rect draw:style-name="gr15" draw:text-style-name="P14" draw:layer="layout" svg:width="0.923cm" svg:height="0.8cm" svg:x="32.573cm" svg:y="13.584cm">
            <text:p/>
          </draw:rect>
          <draw:rect draw:style-name="gr16" draw:text-style-name="P14" draw:layer="layout" svg:width="0.924cm" svg:height="0.8cm" svg:x="33.639cm" svg:y="13.584cm">
            <text:p/>
          </draw:rect>
          <draw:g>
            <draw:g>
              <draw:polygon draw:style-name="gr14" draw:text-style-name="P13" draw:layer="layout" svg:width="0.243cm" svg:height="0.721cm" svg:x="32.877cm" svg:y="13.617cm" svg:viewBox="0 0 244 722" draw:points="0,722 0,0 244,0 244,722">
                <text:p/>
              </draw:polygon>
              <draw:polygon draw:style-name="gr14" draw:text-style-name="P13" draw:layer="layout" svg:width="0.813cm" svg:height="0.216cm" svg:x="32.592cm" svg:y="13.87cm" svg:viewBox="0 0 814 217" draw:points="814,217 0,217 0,0 814,0">
                <text:p/>
              </draw:polygon>
            </draw:g>
            <draw:polygon draw:style-name="gr14" draw:text-style-name="P13" draw:layer="layout" svg:width="0.813cm" svg:height="0.216cm" svg:x="33.677cm" svg:y="13.87cm" svg:viewBox="0 0 814 217" draw:points="814,217 0,217 0,0 814,0">
              <text:p/>
            </draw:polygon>
            <draw:g>
              <draw:polygon draw:style-name="gr14" draw:text-style-name="P13" draw:layer="layout" svg:width="0.748cm" svg:height="0.663cm" svg:x="31.593cm" svg:y="13.646cm" svg:viewBox="0 0 749 664" draw:points="576,664 0,153 173,0 749,511">
                <text:p/>
              </draw:polygon>
              <draw:polygon draw:style-name="gr14" draw:text-style-name="P13" draw:layer="layout" svg:width="0.748cm" svg:height="0.663cm" svg:x="31.593cm" svg:y="13.646cm" svg:viewBox="0 0 749 664" draw:points="749,153 173,664 0,511 576,0">
                <text:p/>
              </draw:polygon>
            </draw:g>
          </draw:g>
        </draw:g>
        <draw:frame draw:style-name="gr22" draw:text-style-name="P19" draw:layer="layout" svg:width="15.146cm" svg:height="1.243cm" svg:x="1.684cm" svg:y="12.485cm">
          <draw:text-box>
            <text:p><text:span text:style-name="T5"><text:s text:c="5"/></text:span><text:span text:style-name="T5">9 <text:s text:c="11"/></text:span><text:span text:style-name="T5">Jabones <text:s text:c="6"/></text:span><text:span text:style-name="T5"><text:s text:c="19"/></text:span><text:span text:style-name="T5"><text:s text:c="14"/></text:span><text:span text:style-name="T5">3.333,33 <text:s text:c="4"/></text:span><text:span text:style-name="T5"><text:s text:c="15"/></text:span><text:span text:style-name="T5">30.000 </text:span></text:p>
          </draw:text-box>
        </draw:frame>
        <draw:rect draw:style-name="gr7" draw:text-style-name="P4" draw:layer="layout" svg:width="1cm" svg:height="8.3cm" svg:x="20.5cm" svg:y="5.9cm">
          <text:p/>
        </draw:rect>
        <draw:rect draw:style-name="gr25" draw:text-style-name="P20" draw:layer="layout" svg:width="1cm" svg:height="0.9cm" svg:x="20.5cm" svg:y="5.9cm">
          <text:p/>
        </draw:rect>
        <draw:rect draw:style-name="gr25" draw:text-style-name="P20" draw:layer="layout" svg:width="1cm" svg:height="0.9cm" svg:x="20.5cm" svg:y="13.3cm">
          <text:p/>
        </draw:rect>
        <draw:custom-shape draw:style-name="gr26" draw:text-style-name="P21" draw:layer="layout" svg:width="0.7cm" svg:height="0.8cm" svg:x="20.65cm" svg:y="5.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22" draw:layer="layout" svg:width="0.7cm" svg:height="0.8cm" draw:transform="rotate (-3.14159265358979) translate (21.35cm 14.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5" draw:text-style-name="P14" draw:layer="layout" svg:width="0.998cm" svg:height="0.8cm" svg:x="17.014cm" svg:y="6.952cm">
          <text:p/>
        </draw:rect>
        <draw:rect draw:style-name="gr15" draw:text-style-name="P14" draw:layer="layout" svg:width="0.998cm" svg:height="0.8cm" svg:x="18.165cm" svg:y="6.952cm">
          <text:p/>
        </draw:rect>
        <draw:rect draw:style-name="gr16" draw:text-style-name="P14" draw:layer="layout" svg:width="0.998cm" svg:height="0.8cm" svg:x="19.316cm" svg:y="6.952cm">
          <text:p/>
        </draw:rect>
        <draw:g>
          <draw:polygon draw:style-name="gr17" draw:text-style-name="P15" draw:layer="layout" svg:width="0.263cm" svg:height="0.721cm" svg:x="18.511cm" svg:y="6.985cm" svg:viewBox="0 0 264 722" draw:points="0,722 0,0 264,0 264,722">
            <text:p/>
          </draw:polygon>
          <draw:polygon draw:style-name="gr17" draw:text-style-name="P15" draw:layer="layout" svg:width="0.878cm" svg:height="0.216cm" svg:x="18.203cm" svg:y="7.238cm" svg:viewBox="0 0 879 217" draw:points="879,217 0,217 0,0 879,0">
            <text:p/>
          </draw:polygon>
        </draw:g>
        <draw:polygon draw:style-name="gr18" draw:text-style-name="P16" draw:layer="layout" svg:width="0.878cm" svg:height="0.216cm" svg:x="19.375cm" svg:y="7.238cm" svg:viewBox="0 0 879 217" draw:points="879,217 0,217 0,0 879,0">
          <text:p/>
        </draw:polygon>
        <draw:g>
          <draw:polygon draw:style-name="gr19" draw:text-style-name="P17" draw:layer="layout" svg:width="0.807cm" svg:height="0.663cm" svg:x="17.125cm" svg:y="7.014cm" svg:viewBox="0 0 808 664" draw:points="622,664 0,153 187,0 808,511">
            <text:p/>
          </draw:polygon>
          <draw:polygon draw:style-name="gr19" draw:text-style-name="P17" draw:layer="layout" svg:width="0.807cm" svg:height="0.663cm" svg:x="17.125cm" svg:y="7.014cm" svg:viewBox="0 0 808 664" draw:points="808,153 187,664 0,511 622,0">
            <text:p/>
          </draw:polygon>
        </draw:g>
        <draw:rect draw:style-name="gr15" draw:text-style-name="P14" draw:layer="layout" svg:width="0.998cm" svg:height="0.8cm" svg:x="17.023cm" svg:y="8.052cm">
          <text:p/>
        </draw:rect>
        <draw:rect draw:style-name="gr15" draw:text-style-name="P14" draw:layer="layout" svg:width="0.998cm" svg:height="0.8cm" svg:x="18.174cm" svg:y="8.052cm">
          <text:p/>
        </draw:rect>
        <draw:rect draw:style-name="gr16" draw:text-style-name="P14" draw:layer="layout" svg:width="0.998cm" svg:height="0.8cm" svg:x="19.325cm" svg:y="8.052cm">
          <text:p/>
        </draw:rect>
        <draw:g>
          <draw:polygon draw:style-name="gr17" draw:text-style-name="P15" draw:layer="layout" svg:width="0.263cm" svg:height="0.721cm" svg:x="18.52cm" svg:y="8.085cm" svg:viewBox="0 0 264 722" draw:points="0,722 0,0 264,0 264,722">
            <text:p/>
          </draw:polygon>
          <draw:polygon draw:style-name="gr17" draw:text-style-name="P15" draw:layer="layout" svg:width="0.878cm" svg:height="0.216cm" svg:x="18.212cm" svg:y="8.338cm" svg:viewBox="0 0 879 217" draw:points="879,217 0,217 0,0 879,0">
            <text:p/>
          </draw:polygon>
        </draw:g>
        <draw:polygon draw:style-name="gr18" draw:text-style-name="P16" draw:layer="layout" svg:width="0.878cm" svg:height="0.216cm" svg:x="19.384cm" svg:y="8.338cm" svg:viewBox="0 0 879 217" draw:points="879,217 0,217 0,0 879,0">
          <text:p/>
        </draw:polygon>
        <draw:g>
          <draw:polygon draw:style-name="gr19" draw:text-style-name="P17" draw:layer="layout" svg:width="0.807cm" svg:height="0.663cm" svg:x="17.134cm" svg:y="8.114cm" svg:viewBox="0 0 808 664" draw:points="622,664 0,153 187,0 808,511">
            <text:p/>
          </draw:polygon>
          <draw:polygon draw:style-name="gr19" draw:text-style-name="P17" draw:layer="layout" svg:width="0.807cm" svg:height="0.663cm" svg:x="17.134cm" svg:y="8.114cm" svg:viewBox="0 0 808 664" draw:points="808,153 187,664 0,511 622,0">
            <text:p/>
          </draw:polygon>
        </draw:g>
        <draw:rect draw:style-name="gr15" draw:text-style-name="P14" draw:layer="layout" svg:width="0.998cm" svg:height="0.8cm" svg:x="17.032cm" svg:y="9.152cm">
          <text:p/>
        </draw:rect>
        <draw:rect draw:style-name="gr15" draw:text-style-name="P14" draw:layer="layout" svg:width="0.998cm" svg:height="0.8cm" svg:x="18.183cm" svg:y="9.152cm">
          <text:p/>
        </draw:rect>
        <draw:rect draw:style-name="gr16" draw:text-style-name="P14" draw:layer="layout" svg:width="0.998cm" svg:height="0.8cm" svg:x="19.334cm" svg:y="9.152cm">
          <text:p/>
        </draw:rect>
        <draw:g>
          <draw:polygon draw:style-name="gr17" draw:text-style-name="P15" draw:layer="layout" svg:width="0.263cm" svg:height="0.721cm" svg:x="18.529cm" svg:y="9.185cm" svg:viewBox="0 0 264 722" draw:points="0,722 0,0 264,0 264,722">
            <text:p/>
          </draw:polygon>
          <draw:polygon draw:style-name="gr17" draw:text-style-name="P15" draw:layer="layout" svg:width="0.878cm" svg:height="0.216cm" svg:x="18.221cm" svg:y="9.438cm" svg:viewBox="0 0 879 217" draw:points="879,217 0,217 0,0 879,0">
            <text:p/>
          </draw:polygon>
        </draw:g>
        <draw:polygon draw:style-name="gr18" draw:text-style-name="P16" draw:layer="layout" svg:width="0.878cm" svg:height="0.216cm" svg:x="19.393cm" svg:y="9.438cm" svg:viewBox="0 0 879 217" draw:points="879,217 0,217 0,0 879,0">
          <text:p/>
        </draw:polygon>
        <draw:g>
          <draw:polygon draw:style-name="gr19" draw:text-style-name="P17" draw:layer="layout" svg:width="0.807cm" svg:height="0.663cm" svg:x="17.143cm" svg:y="9.214cm" svg:viewBox="0 0 808 664" draw:points="622,664 0,153 187,0 808,511">
            <text:p/>
          </draw:polygon>
          <draw:polygon draw:style-name="gr19" draw:text-style-name="P17" draw:layer="layout" svg:width="0.807cm" svg:height="0.663cm" svg:x="17.143cm" svg:y="9.214cm" svg:viewBox="0 0 808 664" draw:points="808,153 187,664 0,511 622,0">
            <text:p/>
          </draw:polygon>
        </draw:g>
        <draw:rect draw:style-name="gr15" draw:text-style-name="P14" draw:layer="layout" svg:width="0.998cm" svg:height="0.8cm" svg:x="17.041cm" svg:y="10.252cm">
          <text:p/>
        </draw:rect>
        <draw:rect draw:style-name="gr15" draw:text-style-name="P14" draw:layer="layout" svg:width="0.998cm" svg:height="0.8cm" svg:x="18.192cm" svg:y="10.252cm">
          <text:p/>
        </draw:rect>
        <draw:rect draw:style-name="gr16" draw:text-style-name="P14" draw:layer="layout" svg:width="0.998cm" svg:height="0.8cm" svg:x="19.343cm" svg:y="10.252cm">
          <text:p/>
        </draw:rect>
        <draw:g>
          <draw:polygon draw:style-name="gr17" draw:text-style-name="P15" draw:layer="layout" svg:width="0.263cm" svg:height="0.721cm" svg:x="18.538cm" svg:y="10.285cm" svg:viewBox="0 0 264 722" draw:points="0,722 0,0 264,0 264,722">
            <text:p/>
          </draw:polygon>
          <draw:polygon draw:style-name="gr17" draw:text-style-name="P15" draw:layer="layout" svg:width="0.878cm" svg:height="0.216cm" svg:x="18.23cm" svg:y="10.538cm" svg:viewBox="0 0 879 217" draw:points="879,217 0,217 0,0 879,0">
            <text:p/>
          </draw:polygon>
        </draw:g>
        <draw:polygon draw:style-name="gr18" draw:text-style-name="P16" draw:layer="layout" svg:width="0.878cm" svg:height="0.216cm" svg:x="19.402cm" svg:y="10.538cm" svg:viewBox="0 0 879 217" draw:points="879,217 0,217 0,0 879,0">
          <text:p/>
        </draw:polygon>
        <draw:g>
          <draw:polygon draw:style-name="gr19" draw:text-style-name="P17" draw:layer="layout" svg:width="0.807cm" svg:height="0.663cm" svg:x="17.152cm" svg:y="10.314cm" svg:viewBox="0 0 808 664" draw:points="622,664 0,153 187,0 808,511">
            <text:p/>
          </draw:polygon>
          <draw:polygon draw:style-name="gr19" draw:text-style-name="P17" draw:layer="layout" svg:width="0.807cm" svg:height="0.663cm" svg:x="17.152cm" svg:y="10.314cm" svg:viewBox="0 0 808 664" draw:points="808,153 187,664 0,511 622,0">
            <text:p/>
          </draw:polygon>
        </draw:g>
        <draw:rect draw:style-name="gr15" draw:text-style-name="P14" draw:layer="layout" svg:width="0.998cm" svg:height="0.8cm" svg:x="17.05cm" svg:y="11.352cm">
          <text:p/>
        </draw:rect>
        <draw:rect draw:style-name="gr15" draw:text-style-name="P14" draw:layer="layout" svg:width="0.998cm" svg:height="0.8cm" svg:x="18.201cm" svg:y="11.352cm">
          <text:p/>
        </draw:rect>
        <draw:rect draw:style-name="gr16" draw:text-style-name="P14" draw:layer="layout" svg:width="0.998cm" svg:height="0.8cm" svg:x="19.352cm" svg:y="11.352cm">
          <text:p/>
        </draw:rect>
        <draw:g>
          <draw:polygon draw:style-name="gr17" draw:text-style-name="P15" draw:layer="layout" svg:width="0.263cm" svg:height="0.721cm" svg:x="18.547cm" svg:y="11.385cm" svg:viewBox="0 0 264 722" draw:points="0,722 0,0 264,0 264,722">
            <text:p/>
          </draw:polygon>
          <draw:polygon draw:style-name="gr17" draw:text-style-name="P15" draw:layer="layout" svg:width="0.878cm" svg:height="0.216cm" svg:x="18.239cm" svg:y="11.638cm" svg:viewBox="0 0 879 217" draw:points="879,217 0,217 0,0 879,0">
            <text:p/>
          </draw:polygon>
        </draw:g>
        <draw:polygon draw:style-name="gr18" draw:text-style-name="P16" draw:layer="layout" svg:width="0.878cm" svg:height="0.216cm" svg:x="19.411cm" svg:y="11.638cm" svg:viewBox="0 0 879 217" draw:points="879,217 0,217 0,0 879,0">
          <text:p/>
        </draw:polygon>
        <draw:g>
          <draw:polygon draw:style-name="gr19" draw:text-style-name="P17" draw:layer="layout" svg:width="0.807cm" svg:height="0.663cm" svg:x="17.161cm" svg:y="11.414cm" svg:viewBox="0 0 808 664" draw:points="622,664 0,153 187,0 808,511">
            <text:p/>
          </draw:polygon>
          <draw:polygon draw:style-name="gr19" draw:text-style-name="P17" draw:layer="layout" svg:width="0.807cm" svg:height="0.663cm" svg:x="17.161cm" svg:y="11.414cm" svg:viewBox="0 0 808 664" draw:points="808,153 187,664 0,511 622,0">
            <text:p/>
          </draw:polygon>
        </draw:g>
        <draw:rect draw:style-name="gr15" draw:text-style-name="P14" draw:layer="layout" svg:width="0.998cm" svg:height="0.8cm" svg:x="16.999cm" svg:y="12.503cm">
          <text:p/>
        </draw:rect>
        <draw:rect draw:style-name="gr15" draw:text-style-name="P14" draw:layer="layout" svg:width="0.998cm" svg:height="0.8cm" svg:x="18.15cm" svg:y="12.503cm">
          <text:p/>
        </draw:rect>
        <draw:rect draw:style-name="gr16" draw:text-style-name="P14" draw:layer="layout" svg:width="0.998cm" svg:height="0.8cm" svg:x="19.301cm" svg:y="12.503cm">
          <text:p/>
        </draw:rect>
        <draw:g>
          <draw:polygon draw:style-name="gr28" draw:text-style-name="P23" draw:layer="layout" svg:width="0.263cm" svg:height="0.721cm" svg:x="18.496cm" svg:y="12.536cm" svg:viewBox="0 0 264 722" draw:points="0,722 0,0 264,0 264,722">
            <text:p/>
          </draw:polygon>
          <draw:polygon draw:style-name="gr28" draw:text-style-name="P23" draw:layer="layout" svg:width="0.878cm" svg:height="0.216cm" svg:x="18.188cm" svg:y="12.789cm" svg:viewBox="0 0 879 217" draw:points="879,217 0,217 0,0 879,0">
            <text:p/>
          </draw:polygon>
        </draw:g>
        <draw:polygon draw:style-name="gr29" draw:text-style-name="P24" draw:layer="layout" svg:width="0.878cm" svg:height="0.216cm" svg:x="19.36cm" svg:y="12.789cm" svg:viewBox="0 0 879 217" draw:points="879,217 0,217 0,0 879,0">
          <text:p/>
        </draw:polygon>
        <draw:g>
          <draw:polygon draw:style-name="gr30" draw:text-style-name="P25" draw:layer="layout" svg:width="0.807cm" svg:height="0.663cm" svg:x="17.11cm" svg:y="12.565cm" svg:viewBox="0 0 808 664" draw:points="622,664 0,153 187,0 808,511">
            <text:p/>
          </draw:polygon>
          <draw:polygon draw:style-name="gr30" draw:text-style-name="P25" draw:layer="layout" svg:width="0.807cm" svg:height="0.663cm" svg:x="17.11cm" svg:y="12.565cm" svg:viewBox="0 0 808 664" draw:points="808,153 187,664 0,511 622,0">
            <text:p/>
          </draw:polygon>
        </draw:g>
        <draw:frame draw:style-name="gr31" draw:text-style-name="P26" draw:layer="layout" svg:width="2.467cm" svg:height="1.725cm" svg:x="5.4cm" svg:y="3.237cm">
          <draw:text-box>
            <text:p><text:span text:style-name="T3">COD...</text:span></text:p>
          </draw:text-box>
        </draw:frame>
        <draw:rect draw:style-name="gr15" draw:text-style-name="P14" draw:layer="layout" svg:width="0.998cm" svg:height="0.8cm" svg:x="25.208cm" svg:y="17.503cm">
          <text:p/>
        </draw:rect>
        <draw:rect draw:style-name="gr15" draw:text-style-name="P14" draw:layer="layout" svg:width="0.998cm" svg:height="0.8cm" svg:x="26.359cm" svg:y="17.503cm">
          <text:p/>
        </draw:rect>
        <draw:rect draw:style-name="gr16" draw:text-style-name="P14" draw:layer="layout" svg:width="0.998cm" svg:height="0.8cm" svg:x="27.51cm" svg:y="17.503cm">
          <text:p/>
        </draw:rect>
        <draw:g>
          <draw:polygon draw:style-name="gr28" draw:text-style-name="P23" draw:layer="layout" svg:width="0.263cm" svg:height="0.721cm" svg:x="26.705cm" svg:y="17.536cm" svg:viewBox="0 0 264 722" draw:points="0,722 0,0 264,0 264,722">
            <text:p/>
          </draw:polygon>
          <draw:polygon draw:style-name="gr28" draw:text-style-name="P23" draw:layer="layout" svg:width="0.878cm" svg:height="0.216cm" svg:x="26.397cm" svg:y="17.789cm" svg:viewBox="0 0 879 217" draw:points="879,217 0,217 0,0 879,0">
            <text:p/>
          </draw:polygon>
        </draw:g>
        <draw:polygon draw:style-name="gr29" draw:text-style-name="P24" draw:layer="layout" svg:width="0.878cm" svg:height="0.216cm" svg:x="27.569cm" svg:y="17.789cm" svg:viewBox="0 0 879 217" draw:points="879,217 0,217 0,0 879,0">
          <text:p/>
        </draw:polygon>
        <draw:g>
          <draw:polygon draw:style-name="gr30" draw:text-style-name="P25" draw:layer="layout" svg:width="0.807cm" svg:height="0.663cm" svg:x="25.319cm" svg:y="17.565cm" svg:viewBox="0 0 808 664" draw:points="622,664 0,153 186,0 808,511">
            <text:p/>
          </draw:polygon>
          <draw:polygon draw:style-name="gr30" draw:text-style-name="P25" draw:layer="layout" svg:width="0.808cm" svg:height="0.662cm" svg:x="25.319cm" svg:y="17.566cm" svg:viewBox="0 0 809 663" draw:points="809,153 187,663 0,510 622,0">
            <text:p/>
          </draw:polygon>
        </draw:g>
        <draw:rect draw:style-name="gr4" draw:text-style-name="P6" draw:layer="layout" svg:width="2.714cm" svg:height="0.8cm" svg:x="7.615cm" svg:y="1.8cm">
          <text:p text:style-name="P4"><text:span text:style-name="T3">STOCK</text:span></text:p>
        </draw:rect>
        <draw:rect draw:style-name="gr4" draw:text-style-name="P6" draw:layer="layout" svg:width="2.714cm" svg:height="0.8cm" svg:x="10.615cm" svg:y="1.8cm">
          <text:p text:style-name="P4"><text:span text:style-name="T3">STOCK</text:span></text:p>
        </draw:rect>
        <draw:frame draw:style-name="gr32" draw:text-style-name="P27" draw:layer="layout" svg:width="2.928cm" svg:height="0.988cm" svg:x="14.1cm" svg:y="4.025cm">
          <draw:text-box>
            <text:p><text:span text:style-name="T6">espacio</text:span></text:p>
          </draw:text-box>
        </draw:frame>
        <draw:frame draw:style-name="gr33" draw:text-style-name="P4" draw:layer="layout" svg:width="3.202cm" svg:height="2.302cm" svg:x="-2.901cm" svg:y="2.7cm">
          <draw:image xlink:href="Pictures/10000201000000790000005B51165C16374DFA4D.png" xlink:type="simple" xlink:show="embed" xlink:actuate="onLoad">
            <text:p/>
          </draw:image>
        </draw:frame>
        <draw:rect draw:style-name="gr34" draw:text-style-name="P28" draw:layer="layout" svg:width="2.714cm" svg:height="0.8cm" svg:x="1.601cm" svg:y="-1cm">
          <text:p text:style-name="P4"><text:span text:style-name="T7">C</text:span><text:span text:style-name="T8">AJA</text:span></text:p>
        </draw:rect>
        <draw:rect draw:style-name="gr4" draw:text-style-name="P6" draw:layer="layout" svg:width="2.714cm" svg:height="0.8cm" svg:x="4.616cm" svg:y="-1cm">
          <text:p text:style-name="P4"><text:span text:style-name="T9">S</text:span><text:span text:style-name="T3">TOCK</text:span></text:p>
        </draw:rect>
        <draw:rect draw:style-name="gr10" draw:text-style-name="P29" draw:layer="layout" svg:width="2.714cm" svg:height="0.8cm" svg:x="7.616cm" svg:y="-1cm">
          <text:p text:style-name="P4"><text:span text:style-name="T10">S</text:span><text:span text:style-name="T11">TOCK</text:span></text:p>
        </draw:rect>
        <draw:rect draw:style-name="gr4" draw:text-style-name="P6" draw:layer="layout" svg:width="2.714cm" svg:height="0.8cm" svg:x="10.616cm" svg:y="-1cm">
          <text:p text:style-name="P4"><text:span text:style-name="T3">STOCK</text:span></text:p>
        </draw:rect>
        <draw:rect draw:style-name="gr35" draw:text-style-name="P30" draw:layer="layout" svg:width="2.714cm" svg:height="0.8cm" svg:x="-1.599cm" svg:y="-1cm">
          <text:p text:style-name="P4"><text:span text:style-name="T12">C</text:span><text:span text:style-name="T2">AJA</text:span></text:p>
        </draw:rect>
        <draw:rect draw:style-name="gr9" draw:text-style-name="P7" draw:layer="layout" svg:width="3.2cm" svg:height="2.3cm" svg:x="-2.7cm" svg:y="6.301cm">
          <text:p text:style-name="P4"><text:span text:style-name="T4">COBRAR</text:span></text:p>
        </draw:rect>
        <draw:frame draw:style-name="gr12" draw:text-style-name="P11" xml:id="id1" draw:id="id1" draw:layer="layout" svg:width="3.019cm" svg:height="2.7cm" svg:x="-2.819cm" svg:y="10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draw:connector draw:style-name="gr7" draw:text-style-name="P31" draw:layer="layout" svg:x1="0.2cm" svg:y1="11.35cm" svg:x2="0.2cm" svg:y2="11.35cm" draw:start-shape="id1" draw:end-shape="id1" svg:d="M200 11350z" svg:viewBox="0 0 1 1">
          <text:p/>
        </draw:connector>
        <draw:polygon draw:style-name="gr36" draw:text-style-name="P32" draw:layer="layout" svg:width="2.199cm" svg:height="1.599cm" svg:x="-2.2cm" svg:y="6.4cm" svg:viewBox="0 0 2200 1600" draw:points="2200,400 900,1600 0,775 400,400 900,900 1800,0">
          <text:p/>
        </draw:polygon>
        <draw:frame draw:style-name="gr37" draw:text-style-name="P31" draw:layer="layout" svg:width="3.002cm" svg:height="3.023cm" svg:x="-14.601cm" svg:y="8.578cm">
          <draw:image xlink:href="Pictures/2000003600000BBB00000BD0A18CFFA32D4C9B86.svm" xlink:type="simple" xlink:show="embed" xlink:actuate="onLoad">
            <text:p/>
          </draw:image>
          <draw:image xlink:href="Pictures/100002000000007200000073C3BA9AB1D9B6DC5B.png" xlink:type="simple" xlink:show="embed" xlink:actuate="onLoad"/>
        </draw:frame>
        <draw:frame draw:style-name="gr37" draw:text-style-name="P31" draw:layer="layout" svg:width="3.002cm" svg:height="3.023cm" svg:x="-10.502cm" svg:y="8.677cm">
          <draw:image xlink:href="Pictures/100002010000007100000072B383164163CE4362.png" xlink:type="simple" xlink:show="embed" xlink:actuate="onLoad">
            <text:p/>
          </draw:image>
        </draw:frame>
      </draw:page>
      <draw:page draw:name="page2" draw:style-name="dp1" draw:master-page-name="Predeterminado">
        <draw:rect draw:style-name="gr20" draw:text-style-name="P33" draw:layer="layout" svg:width="20.9cm" svg:height="15.6cm" svg:x="3.9cm" svg:y="3.2cm">
          <text:p/>
        </draw:rect>
        <draw:rect draw:style-name="gr5" draw:text-style-name="P34" draw:layer="layout" svg:width="5.2cm" svg:height="1.6cm" svg:x="11.75cm" svg:y="7.4cm">
          <text:p text:style-name="P4"><text:span text:style-name="T13">Cuen</text:span><text:span text:style-name="T13">ta 1</text:span></text:p>
        </draw:rect>
        <draw:rect draw:style-name="gr5" draw:text-style-name="P34" draw:layer="layout" svg:width="5.2cm" svg:height="1.6cm" svg:x="11.75cm" svg:y="9.2cm">
          <text:p text:style-name="P4"><text:span text:style-name="T13">Cuen</text:span><text:span text:style-name="T13">ta 2</text:span></text:p>
        </draw:rect>
        <draw:rect draw:style-name="gr5" draw:text-style-name="P34" draw:layer="layout" svg:width="5.2cm" svg:height="1.6cm" svg:x="11.75cm" svg:y="11cm">
          <text:p text:style-name="P4"><text:span text:style-name="T13">Cuen</text:span><text:span text:style-name="T13">ta 3</text:span></text:p>
        </draw:rect>
        <draw:rect draw:style-name="gr5" draw:text-style-name="P34" draw:layer="layout" svg:width="5.2cm" svg:height="1.6cm" svg:x="11.75cm" svg:y="12.8cm">
          <text:p text:style-name="P4"><text:span text:style-name="T13">Otra.</text:span><text:span text:style-name="T13">..</text:span></text:p>
        </draw:rect>
        <draw:frame draw:style-name="gr38" draw:text-style-name="P35" draw:layer="layout" svg:width="6.329cm" svg:height="0.988cm" svg:x="11.795cm" svg:y="5.537cm">
          <draw:text-box>
            <text:p><text:span text:style-name="T13">Inici</text:span><text:span text:style-name="T13">ar </text:span><text:span text:style-name="T13">con..</text:span><text:span text:style-name="T13">.</text:span></text:p>
          </draw:text-box>
        </draw:frame>
      </draw:page>
      <draw:page draw:name="page3" draw:style-name="dp1" draw:master-page-name="Predeterminado">
        <draw:rect draw:style-name="gr20" draw:text-style-name="P33" draw:layer="layout" svg:width="20.9cm" svg:height="15.6cm" svg:x="3.9cm" svg:y="3.2cm">
          <text:p/>
        </draw:rect>
        <draw:rect draw:style-name="gr39" draw:text-style-name="P4" draw:layer="layout" svg:width="5.2cm" svg:height="6.2cm" svg:x="11.5cm" svg:y="4.7cm">
          <text:p text:style-name="P4">Cuenta 1</text:p>
        </draw:rect>
        <draw:rect draw:style-name="gr40" draw:text-style-name="P4" draw:layer="layout" svg:width="3.6cm" svg:height="4.1cm" svg:x="12.3cm" svg:y="5.4cm">
          <text:p text:style-name="P4">Foto de </text:p>
          <text:p text:style-name="P4">perfil</text:p>
        </draw:rect>
        <draw:rect draw:style-name="gr40" draw:text-style-name="P4" draw:layer="layout" svg:width="5.2cm" svg:height="1.6cm" svg:x="14.1cm" svg:y="13.5cm">
          <text:p text:style-name="P4">iniciar</text:p>
        </draw:rect>
        <draw:rect draw:style-name="gr40" draw:text-style-name="P4" draw:layer="layout" svg:width="5.2cm" svg:height="1.6cm" svg:x="8.5cm" svg:y="13.5cm">
          <text:p text:style-name="P4">volver</text:p>
        </draw:rect>
        <draw:frame draw:style-name="gr41" draw:text-style-name="P36" draw:layer="layout" svg:width="9.879cm" svg:height="0.963cm" svg:x="8.865cm" svg:y="11.2cm">
          <draw:text-box>
            <text:p>Contraseña ----------------------------</text:p>
          </draw:text-box>
        </draw:frame>
        <draw:frame draw:style-name="gr42" draw:text-style-name="P36" draw:layer="layout" svg:width="2.653cm" svg:height="0.963cm" svg:x="8.866cm" svg:y="12.201cm">
          <draw:text-box>
            <text:p>mostrar</text:p>
          </draw:text-box>
        </draw:frame>
        <draw:frame draw:style-name="gr43" draw:text-style-name="P36" draw:layer="layout" svg:width="2.86cm" svg:height="0.963cm" svg:x="12.267cm" svg:y="12.202cm">
          <draw:text-box>
            <text:p>recordar</text:p>
          </draw:text-box>
        </draw:frame>
        <draw:frame draw:style-name="gr44" draw:text-style-name="P36" draw:layer="layout" svg:width="2.365cm" svg:height="0.963cm" svg:x="15.668cm" svg:y="12.203cm">
          <draw:text-box>
            <text:p>olvidar</text:p>
          </draw:text-box>
        </draw:frame>
        <draw:circle draw:style-name="gr7" draw:text-style-name="P4" draw:layer="layout" svg:width="0.3cm" svg:height="0.3cm" svg:x="11.6cm" svg:y="12.6cm">
          <text:p/>
        </draw:circle>
        <draw:circle draw:style-name="gr7" draw:text-style-name="P4" draw:layer="layout" svg:width="0.3cm" svg:height="0.3cm" svg:x="11.6cm" svg:y="12.6cm">
          <text:p/>
        </draw:circle>
        <draw:circle draw:style-name="gr7" draw:text-style-name="P4" draw:layer="layout" svg:width="0.3cm" svg:height="0.3cm" svg:x="14.9cm" svg:y="12.6cm">
          <text:p/>
        </draw:circle>
        <draw:circle draw:style-name="gr7" draw:text-style-name="P4" draw:layer="layout" svg:width="0.3cm" svg:height="0.3cm" svg:x="18cm" svg:y="12.6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Night" draw:style="linear" draw:start-color="#339999" draw:end-color="#660033" draw:start-intensity="100%" draw:end-intensity="100%" draw:angle="300" draw:border="1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gradient draw:name="Sky" draw:style="linear" draw:start-color="#990099" draw:end-color="#3333ff" draw:start-intensity="100%" draw:end-intensity="100%" draw:angle="1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gradient draw:name="Yellow_20_Gradient_20_3" draw:display-name="Yellow Gradient 3" draw:style="linear" draw:start-color="#ffff66" draw:end-color="#ffcc00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villalba</meta:initial-creator>
    <meta:creation-date>2019-03-18T17:21:31.82</meta:creation-date>
    <dc:date>2020-01-20T17:59:28.970656706</dc:date>
    <meta:editing-duration>PT19H54M6S</meta:editing-duration>
    <meta:editing-cycles>5</meta:editing-cycles>
    <meta:generator>LibreOffice/6.0.7.3$Linux_X86_64 LibreOffice_project/00m0$Build-3</meta:generator>
    <meta:document-statistic meta:object-count="251"/>
  </office:meta>
</office:document-meta>
</file>